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Car.predefinitoparagrafo" style:family="text">
      <style:text-properties fo:font-weight="bold" style:font-weight-asian="bold" style:font-weight-complex="bold"/>
    </style:style>
    <style:style style:name="T3" style:parent-style-name="Car.predefinitoparagrafo" style:family="text">
      <style:text-properties fo:font-weight="bold" style:font-weight-asian="bold" style:font-weight-complex="bold"/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T5" style:parent-style-name="Car.predefinitoparagrafo" style:family="text">
      <style:text-properties fo:font-weight="bold" style:font-weight-asian="bold" style:font-weight-complex="bold"/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P8" style:parent-style-name="Normale" style:family="paragraph">
      <style:text-properties fo:font-weight="bold" style:font-weight-asian="bold" style:font-weight-complex="bold"/>
    </style:style>
    <style:style style:name="P9" style:parent-style-name="Normale" style:family="paragraph">
      <style:paragraph-properties fo:margin-left="0.4916in">
        <style:tab-stops/>
      </style:paragraph-properties>
      <style:text-properties fo:font-weight="bold" style:font-weight-asian="bold" style:font-weight-complex="bold"/>
    </style:style>
    <style:style style:name="P10" style:parent-style-name="Normale" style:family="paragraph">
      <style:paragraph-properties fo:margin-left="0.4916in">
        <style:tab-stops/>
      </style:paragraph-properties>
    </style:style>
    <style:style style:name="P11" style:parent-style-name="Normale" style:family="paragraph">
      <style:paragraph-properties fo:margin-left="0.4916in">
        <style:tab-stops/>
      </style:paragraph-properties>
    </style:style>
    <style:style style:name="P12" style:parent-style-name="Paragrafoelenco" style:list-style-name="LFO1" style:family="paragraph">
      <style:paragraph-properties fo:margin-left="0.9916in">
        <style:tab-stops/>
      </style:paragraph-properties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P15" style:parent-style-name="Paragrafoelenco" style:list-style-name="LFO1" style:family="paragraph">
      <style:paragraph-properties fo:text-align="justify" fo:margin-left="0.9916in">
        <style:tab-stops/>
      </style:paragraph-properties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P17" style:parent-style-name="Paragrafoelenco" style:list-style-name="LFO1" style:family="paragraph">
      <style:paragraph-properties fo:margin-left="0.9916in">
        <style:tab-stops/>
      </style:paragraph-properties>
    </style:style>
    <style:style style:name="T18" style:parent-style-name="Car.predefinitoparagrafo" style:family="text">
      <style:text-properties fo:font-weight="bold" style:font-weight-asian="bold" style:font-weight-complex="bold"/>
    </style:style>
    <style:style style:name="P19" style:parent-style-name="Paragrafoelenco" style:list-style-name="LFO1" style:family="paragraph">
      <style:paragraph-properties fo:margin-left="1.4916in">
        <style:tab-stops/>
      </style:paragraph-properties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P21" style:parent-style-name="Paragrafoelenco" style:list-style-name="LFO1" style:family="paragraph">
      <style:paragraph-properties fo:margin-left="1.4916in">
        <style:tab-stops/>
      </style:paragraph-properties>
    </style:style>
    <style:style style:name="T22" style:parent-style-name="Car.predefinitoparagrafo" style:family="text">
      <style:text-properties fo:font-weight="bold" style:font-weight-asian="bold" style:font-weight-complex="bold"/>
    </style:style>
    <style:style style:name="P23" style:parent-style-name="Paragrafoelenco" style:list-style-name="LFO1" style:family="paragraph">
      <style:paragraph-properties fo:margin-left="0.9916in">
        <style:tab-stops/>
      </style:paragraph-properties>
    </style:style>
    <style:style style:name="T24" style:parent-style-name="Car.predefinitoparagrafo" style:family="text">
      <style:text-properties fo:font-weight="bold" style:font-weight-asian="bold" style:font-weight-complex="bold"/>
    </style:style>
    <style:style style:name="P25" style:parent-style-name="Paragrafoelenco" style:list-style-name="LFO1" style:family="paragraph">
      <style:paragraph-properties fo:text-align="justify" fo:margin-left="0.9916in">
        <style:tab-stops/>
      </style:paragraph-properties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P27" style:parent-style-name="Paragrafoelenco" style:list-style-name="LFO1" style:family="paragraph">
      <style:paragraph-properties fo:text-align="justify" fo:margin-left="0.9916in">
        <style:tab-stops/>
      </style:paragraph-properties>
    </style:style>
    <style:style style:name="T28" style:parent-style-name="Car.predefinitoparagrafo" style:family="text">
      <style:text-properties fo:font-weight="bold" style:font-weight-asian="bold" style:font-weight-complex="bold"/>
    </style:style>
    <style:style style:name="P29" style:parent-style-name="Normale" style:family="paragraph">
      <style:paragraph-properties fo:text-align="justify" fo:margin-left="0.4916in">
        <style:tab-stops/>
      </style:paragraph-properties>
      <style:text-properties fo:font-weight="bold" style:font-weight-asian="bold" style:font-weight-complex="bold"/>
    </style:style>
    <style:style style:name="P30" style:parent-style-name="Normale" style:family="paragraph">
      <style:paragraph-properties fo:text-align="justify" fo:margin-left="0.4916in">
        <style:tab-stops/>
      </style:paragraph-properties>
    </style:style>
    <style:style style:name="P31" style:parent-style-name="Normale" style:family="paragraph">
      <style:paragraph-properties fo:text-align="justify"/>
      <style:text-properties fo:font-weight="bold" style:font-weight-asian="bold" style:font-weight-complex="bold"/>
    </style:style>
    <style:style style:name="P32" style:parent-style-name="Normale" style:family="paragraph">
      <style:paragraph-properties fo:text-align="justify"/>
      <style:text-properties fo:font-weight="bold" style:font-weight-asian="bold" style:font-weight-complex="bold"/>
    </style:style>
    <style:style style:name="P33" style:parent-style-name="Normale" style:family="paragraph">
      <style:paragraph-properties fo:text-align="justify"/>
    </style:style>
    <style:style style:name="T34" style:parent-style-name="Car.predefinitoparagrafo" style:family="text">
      <style:text-properties fo:font-weight="bold" style:font-weight-asian="bold" style:font-weight-complex="bold"/>
    </style:style>
    <style:style style:name="T35" style:parent-style-name="Car.predefinitoparagrafo" style:family="text">
      <style:text-properties fo:font-weight="bold" style:font-weight-asian="bold" style:font-weight-complex="bold"/>
    </style:style>
    <style:style style:name="T36" style:parent-style-name="Car.predefinitoparagrafo" style:family="text">
      <style:text-properties fo:font-weight="bold" style:font-weight-asian="bold" style:font-weight-complex="bold"/>
    </style:style>
    <style:style style:name="T37" style:parent-style-name="Car.predefinitoparagrafo" style:family="text">
      <style:text-properties fo:font-weight="bold" style:font-weight-asian="bold" style:font-weight-complex="bold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P39" style:parent-style-name="Paragrafoelenco" style:list-style-name="LFO1" style:family="paragraph"/>
    <style:style style:name="T40" style:parent-style-name="Car.predefinitoparagrafo" style:family="text">
      <style:text-properties fo:font-weight="bold" style:font-weight-asian="bold" style:font-weight-complex="bold"/>
    </style:style>
    <style:style style:name="T41" style:parent-style-name="Car.predefinitoparagrafo" style:family="text">
      <style:text-properties fo:font-weight="bold" style:font-weight-asian="bold" style:font-weight-complex="bold"/>
    </style:style>
    <style:style style:name="P42" style:parent-style-name="Paragrafoelenco" style:list-style-name="LFO1" style:family="paragraph"/>
    <style:style style:name="P43" style:parent-style-name="Paragrafoelenco" style:list-style-name="LFO1" style:family="paragraph"/>
    <style:style style:name="T44" style:parent-style-name="Car.predefinitoparagrafo" style:family="text">
      <style:text-properties fo:font-weight="bold" style:font-weight-asian="bold" style:font-weight-complex="bold"/>
    </style:style>
    <style:style style:name="T45" style:parent-style-name="Car.predefinitoparagrafo" style:family="text">
      <style:text-properties fo:font-weight="bold" style:font-weight-asian="bold" style:font-weight-complex="bold"/>
    </style:style>
    <style:style style:name="T46" style:parent-style-name="Car.predefinitoparagrafo" style:family="text">
      <style:text-properties fo:font-weight="bold" style:font-weight-asian="bold" style:font-weight-complex="bold"/>
    </style:style>
    <style:style style:name="T47" style:parent-style-name="Car.predefinitoparagrafo" style:family="text">
      <style:text-properties fo:font-weight="bold" style:font-weight-asian="bold" style:font-weight-complex="bold"/>
    </style:style>
    <style:style style:name="T48" style:parent-style-name="Car.predefinitoparagrafo" style:family="text">
      <style:text-properties fo:font-weight="bold" style:font-weight-asian="bold" style:font-weight-complex="bold"/>
    </style:style>
    <style:style style:name="P49" style:parent-style-name="Paragrafoelenco" style:list-style-name="LFO1" style:family="paragraph"/>
    <style:style style:name="P50" style:parent-style-name="Paragrafoelenco" style:list-style-name="LFO1" style:family="paragraph"/>
    <style:style style:name="P51" style:parent-style-name="Paragrafoelenco" style:list-style-name="LFO1" style:family="paragraph"/>
    <style:style style:name="P52" style:parent-style-name="Paragrafoelenco" style:list-style-name="LFO1" style:family="paragraph"/>
    <style:style style:name="P53" style:parent-style-name="Normale" style:family="paragraph">
      <style:text-properties fo:font-weight="bold" style:font-weight-asian="bold" style:font-weight-complex="bold"/>
    </style:style>
    <style:style style:name="T54" style:parent-style-name="Car.predefinitoparagrafo" style:family="text">
      <style:text-properties fo:font-weight="bold" style:font-weight-asian="bold" style:font-weight-complex="bold"/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P56" style:parent-style-name="Paragrafoelenco" style:list-style-name="LFO1" style:family="paragraph"/>
    <style:style style:name="P57" style:parent-style-name="Paragrafoelenco" style:list-style-name="LFO1" style:family="paragraph"/>
    <style:style style:name="P58" style:parent-style-name="Paragrafoelenco" style:list-style-name="LFO1" style:family="paragraph"/>
  </office:automatic-styles>
  <office:body>
    <office:text text:use-soft-page-breaks="true">
      <text:p text:style-name="P1">L’identificazione generalmente ha gli stessi record per ogni entità, a parte qualche eccezione, come ad esempio Agente in cui viene specificata la tipologia di Agente</text:p>
      <text:p text:style-name="Normale">L’identificazione avviene attraverso un<text:s/><text:span text:style-name="T2">record id ,<text:s/></text:span>e un<text:s/><text:span text:style-name="T3">Acronimo di sistema.</text:span><text:span text:style-name="T4"><text:line-break/></text:span>E’ presente un altro codice identificativo aggiuntivo.<text:line-break/>Vengono poi descritte dagli<text:s/><text:span text:style-name="T5">Identificativi multipli entità<text:s/></text:span>le relazioni tra l’entità principale, in questo caso il profilo a cui ci si riferisce e l’entità omologata linkata correlata, corredata del vocabolario utilizzato per descriverla e l’URI del documento ufficiale del vocabolario utilizzato.<text:line-break/>Sono salvati i<text:s/><text:span text:style-name="T6">codici identificativi precedenti<text:s/></text:span>e lo<text:s/><text:span text:style-name="T7">status della scheda<text:s/></text:span>ossia valori che riflettono lo stato attuale del record.</text:p>
      <text:p text:style-name="P8">AGENTE</text:p>
      <text:p text:style-name="P9">Compilazione e visibilità</text:p>
      <text:p text:style-name="P10">L’entità agente contiene le informazioni riguardanti la persona il sistema o l’istituzione resposabile degli eventi riguardanti la creazione, la modifica o la cancellazione di un elemento mappato secondo lo standard EAD.</text:p>
      <text:p text:style-name="P11">Ne vengono specificati :</text:p>
      <text:list text:style-name="LFO1" text:continue-numbering="true">
        <text:list-item>
          <text:p text:style-name="P12"><text:span text:style-name="T13">Denominazione compilatore</text:span><text:span text:style-name="T14">:<text:s/></text:span>Nominativo della persona o del sistema responsabile di un particolare evento</text:p>
        </text:list-item>
        <text:list-item>
          <text:p text:style-name="P15"><text:s/><text:span text:style-name="T16">Tipologia compilatore</text:span>: [ umano, macchina, tipologia sconosciuta]</text:p>
        </text:list-item>
        <text:list-item>
          <text:p text:style-name="P17"><text:span text:style-name="T18">La descrizione dell’evento avvenuto</text:span>:</text:p>
          <text:list text:continue-numbering="true">
            <text:list-item>
              <text:p text:style-name="P19"><text:span text:style-name="T20">Azione<text:s/></text:span>:<text:s/>[Importazione, Integrazione successiva, Prima redazione, Raccolta delle informazioni, Revisione, Rielaborazione, Supervisione]</text:p>
            </text:list-item>
            <text:list-item>
              <text:p text:style-name="P21"><text:span text:style-name="T22">Note redazionali<text:s/></text:span>:<text:s/>Non ci sono vincoli, note aggiuntive all’evento innescato</text:p>
            </text:list-item>
          </text:list>
        </text:list-item>
        <text:list-item>
          <text:p text:style-name="P23"><text:span text:style-name="T24">Data</text:span>:<text:s/>La data<text:s/>e l’ora<text:s/>relative<text:s/>all’evento innescato</text:p>
        </text:list-item>
        <text:list-item>
          <text:p text:style-name="P25"><text:span text:style-name="T26">Lingua di descrizione del Record :<text:s/></text:span>La lingua con cui sono scritte gli elementi presenti nella descrizione dell’evento</text:p>
        </text:list-item>
        <text:list-item>
          <text:p text:style-name="P27"><text:span text:style-name="T28">Visibilità FE:<text:s/></text:span>Stabilisce la visibilità della risorsa a cui si riferisce :<text:s/>Completa, Non visibile, Descrizione Libera e Risorsa Protetta (login), Descrizione Protetta e Risorsa Protetta (login), Descrizione Libera e Risorse Riservata (autorizzazione), Descrizione Riservata e Risorse Riservata (autorizzazione).</text:p>
        </text:list-item>
      </text:list>
      <text:p text:style-name="P29">AGENTE ENTE</text:p>
      <text:p text:style-name="P30">Ne viene specificata la condizione giuridica con i relativi estremi cronologici, denominazione e<text:s/></text:p>
      <text:p text:style-name="P31">PROFILI SIA</text:p>
      <text:p text:style-name="P32">Profilo istituzionale</text:p>
      <text:p text:style-name="P33">Sistema Informativo Integrato e Aperto, sistema unico di produzione e gestione delle risorse descrittive archivistiche per gli istituti dell’amministrazione archivistica nazionale e per gli istituti vigilati dalle soprintendenze.<text:s/><text:line-break/>I profili SIA<text:s/>appartengono agli istituti dell’amministrazione archivistica nazionale<text:s/>o agli<text:s/>Istituti vigilati dalle Soprintendenze, che hanno la possibilità di accedere al sistema informativo.</text:p>
      <text:p text:style-name="Normale">Il profilo possiede una<text:s/><text:span text:style-name="T34">denominazione<text:s/></text:span>Composta da un’intestazione, un’acronimo, viene poi specificata la lingua di denominazione.</text:p>
      <text:p text:style-name="Normale">Gli<text:s/><text:span text:style-name="T35">Estremi cronologici del profilo<text:s/></text:span>sono le date che rappresentano l’estremità temporale relativa alla fine dell’utilizzo dell’uso dei nominativi del profilo.<text:line-break/>Sono rappresentati sia come<text:s/>estremo cronologico testuale<text:s/>che come data vera<text:s/>di inizio e fine<text:s/>attraverso l’utilizzo di un<text:s/><text:span text:style-name="T36">estremo remoto<text:s/></text:span>e<text:span text:style-name="T37"><text:s/>un estremo recente</text:span><text:span text:style-name="T38"><text:s/></text:span>, di cui vengono specificate la validità (data certa, approssimativa …), le note e la qualifica della data, quindi se è una data di inizio o di fine, ci sono poi delle note alla datazione.</text:p>
      <text:p text:style-name="Normale">Vengono poi descritte le relazioni del profilo che possono essere tra :</text:p>
      <text:list text:style-name="LFO1" text:continue-numbering="true">
        <text:list-item>
          <text:p text:style-name="P39">Relazione profilo istituzionale –<text:s/><text:span text:style-name="T40">soggetto produttore</text:span><text:span text:style-name="T41"><text:s/></text:span>(probabilmente è un’entità<text:s/>o non la si vuole?)</text:p>
        </text:list-item>
        <text:list-item>
          <text:p text:style-name="P42">Relazione profilo istituzionale – profilo istituzionale</text:p>
        </text:list-item>
        <text:list-item>
          <text:p text:style-name="P43"><text:span text:style-name="T44">Contesti storico istituzionali collegati</text:span><text:span text:style-name="T45"><text:s/></text:span>(probabilmente è un’entità)</text:p>
        </text:list-item>
      </text:list>
      <text:p text:style-name="Normale">Per<text:s/>tutti<text:s/>sono specificate l’<text:s/><text:span text:style-name="T46">id univoco<text:s/></text:span>il ruolo, che va valorizzato con “Soggetto produttore collegato” o “Profilo istituzionale collegato”,”Contesto storico istituzionale collegato”,<text:s/>in base al tipo di relazione e la denominazione.<text:line-break/>Anche per le relazioni sono presenti<text:s/><text:span text:style-name="T47">Estremi cronologici, Estremo remoto e estremo recente.</text:span></text:p>
      <text:p text:style-name="Normale">Nel caso della relazione con profilo istituzionale si prendono in considerazione anche i<text:s/>collegamenti dei profili istituzionali a cui sono collegati i profili istituzionali a cui è collegato il profilo SIA. Si tiene in considerazione quindi tutta la rete di collegamenti istituzionali.</text:p>
      <text:p text:style-name="Normale">Altri tipi di Relazioni possono essere con<text:s/><text:span text:style-name="T48">Riferimenti e Fonti :</text:span></text:p>
      <text:list text:style-name="LFO1" text:continue-numbering="true">
        <text:list-item>
          <text:p text:style-name="P49">Relazione agente- Riferimento Bibliografico</text:p>
        </text:list-item>
        <text:list-item>
          <text:p text:style-name="P50">Relazione agente - <text:s/>Fonte archivistica</text:p>
        </text:list-item>
        <text:list-item>
          <text:p text:style-name="P51">Relazione agente- Fonti normative</text:p>
        </text:list-item>
        <text:list-item>
          <text:p text:style-name="P52">Relazioni agente Riferimenti Web</text:p>
        </text:list-item>
      </text:list>
      <text:p text:style-name="Normale">Vengono specificati gli id che permettono i collegamenti con le relative entità.</text:p>
      <text:p text:style-name="Normale">Il lato compilazione è identico a quello dell’agente, un collegamento dell’entità profilo<text:s/>a un’entità di compilazione<text:s/>potrebbe essere abbastanza per specificarlo.</text:p>
      <text:p text:style-name="P53">Contesto storico</text:p>
      <text:p text:style-name="Normale">Il lato identificazione è identico a quello del profilo istituzionale, con le necessarie correzioni come<text:s/><text:span text:style-name="T54">identificativo per il contesto<text:s/></text:span>e<text:s/><text:span text:style-name="T55">Descrizione del contesto</text:span>, ma le informazioni da aggiungere sono sostanzialmente le stesse.</text:p>
      <text:p text:style-name="Normale">Le relazioni per il contesto storico possono essere:</text:p>
      <text:list text:style-name="LFO1" text:continue-numbering="true">
        <text:list-item>
          <text:p text:style-name="P56">Contesto storico – Agente<text:s/></text:p>
        </text:list-item>
        <text:list-item>
          <text:p text:style-name="P57">Contesto storico – Profilo istituzionale</text:p>
        </text:list-item>
        <text:list-item>
          <text:p text:style-name="P58">Contesto storico – Contesto storico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ol Alesi - nicol.alesi@studio.unibo.it</meta:initial-creator>
    <dc:creator>Nicol Alesi - nicol.alesi@studio.unibo.it</dc:creator>
    <meta:creation-date>2024-11-12T13:51:00Z</meta:creation-date>
    <dc:date>2024-11-12T17:12:00Z</dc:date>
    <meta:template xlink:href="Normal" xlink:type="simple"/>
    <meta:editing-cycles>3</meta:editing-cycles>
    <meta:editing-duration>PT12060S</meta:editing-duration>
    <meta:document-statistic meta:page-count="1" meta:paragraph-count="9" meta:word-count="729" meta:character-count="4876" meta:row-count="34" meta:non-whitespace-character-count="4156"/>
  </office:meta>
</office:document-meta>
</file>